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color="#ce181e" fo:font-size="20pt" style:text-underline-style="solid" style:text-underline-width="auto" style:text-underline-color="font-color" fo:font-weight="bold" officeooo:rsid="00123334" officeooo:paragraph-rsid="00123334" style:font-size-asian="20pt" style:font-weight-asian="bold" style:font-size-complex="20pt" style:font-weight-complex="bold"/>
    </style:style>
    <style:style style:name="P2" style:family="paragraph" style:parent-style-name="Standard">
      <style:text-properties fo:color="#ce181e" fo:font-size="20pt" style:text-underline-style="solid" style:text-underline-width="auto" style:text-underline-color="font-color" fo:font-weight="bold" officeooo:rsid="00123334" officeooo:paragraph-rsid="0014106b" style:font-size-asian="20pt" style:font-weight-asian="bold" style:font-size-complex="20pt" style:font-weight-complex="bold"/>
    </style:style>
    <style:style style:name="P3" style:family="paragraph" style:parent-style-name="Standard">
      <style:text-properties fo:color="#ce181e" fo:font-size="12pt" style:text-underline-style="none" fo:font-weight="normal" officeooo:rsid="00133959" officeooo:paragraph-rsid="00133959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style:text-underline-style="none" fo:font-weight="normal" officeooo:rsid="00133959" officeooo:paragraph-rsid="00133959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style:text-underline-style="none" fo:font-weight="normal" officeooo:rsid="0014106b" officeooo:paragraph-rsid="0014106b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style:text-underline-style="none" fo:font-weight="normal" officeooo:rsid="0014106b" officeooo:paragraph-rsid="001470ed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style:text-underline-style="none" fo:font-weight="normal" officeooo:rsid="0014106b" officeooo:paragraph-rsid="0016517e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style:text-underline-style="none" fo:font-weight="normal" officeooo:rsid="0014106b" officeooo:paragraph-rsid="00180baf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style:text-underline-style="none" fo:font-weight="normal" officeooo:rsid="001470ed" officeooo:paragraph-rsid="001470ed" style:font-size-asian="12pt" style:font-weight-asian="normal" style:font-size-complex="12pt" style:font-weight-complex="normal"/>
    </style:style>
    <style:style style:name="P10" style:family="paragraph" style:parent-style-name="Standard">
      <style:text-properties fo:color="#000000" fo:font-size="12pt" style:text-underline-style="none" fo:font-weight="normal" officeooo:rsid="0016517e" officeooo:paragraph-rsid="0016517e" style:font-size-asian="12pt" style:font-weight-asian="normal" style:font-size-complex="12pt" style:font-weight-complex="normal"/>
    </style:style>
    <style:style style:name="P11" style:family="paragraph" style:parent-style-name="Standard">
      <style:text-properties fo:color="#000000" fo:font-size="12pt" style:text-underline-style="none" fo:font-weight="normal" officeooo:rsid="00180baf" officeooo:paragraph-rsid="00180baf" style:font-size-asian="12pt" style:font-weight-asian="normal" style:font-size-complex="12pt" style:font-weight-complex="normal"/>
    </style:style>
    <style:style style:name="P12" style:family="paragraph" style:parent-style-name="Standard">
      <style:text-properties fo:color="#ce181e" fo:font-size="12pt" style:text-underline-style="none" fo:font-weight="normal" officeooo:rsid="001470ed" officeooo:paragraph-rsid="001470ed" style:font-size-asian="12pt" style:font-weight-asian="normal" style:font-size-complex="12pt" style:font-weight-complex="normal"/>
    </style:style>
    <style:style style:name="T1" style:family="text">
      <style:text-properties officeooo:rsid="0014106b"/>
    </style:style>
    <style:style style:name="T2" style:family="text">
      <style:text-properties fo:color="#ce181e"/>
    </style:style>
    <style:style style:name="T3" style:family="text">
      <style:text-properties fo:color="#ce181e" officeooo:rsid="0014106b"/>
    </style:style>
    <style:style style:name="T4" style:family="text">
      <style:text-properties fo:color="#ce181e" officeooo:rsid="001470ed"/>
    </style:style>
    <style:style style:name="T5" style:family="text">
      <style:text-properties fo:color="#ce181e" officeooo:rsid="00180baf"/>
    </style:style>
    <style:style style:name="T6" style:family="text">
      <style:text-properties officeooo:rsid="001470ed"/>
    </style:style>
    <style:style style:name="T7" style:family="text">
      <style:text-properties fo:color="#00b6bd"/>
    </style:style>
    <style:style style:name="T8" style:family="text">
      <style:text-properties fo:color="#00b6bd" officeooo:rsid="001470ed"/>
    </style:style>
    <style:style style:name="T9" style:family="text">
      <style:text-properties officeooo:rsid="0016517e"/>
    </style:style>
    <style:style style:name="T10" style:family="text">
      <style:text-properties officeooo:rsid="00180ba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unteros en c, parte 1: Swap</text:p>
      <text:p text:style-name="P1"/>
      <text:p text:style-name="P4">#include &lt;stdio.h&gt;</text:p>
      <text:p text:style-name="P4"/>
      <text:p text:style-name="P4">void swap(int *p, int *q){</text:p>
      <text:p text:style-name="P4"><text:s text:c="8"/>int r; //<text:span text:style-name="T1">variable auxiliar</text:span></text:p>
      <text:p text:style-name="P4"><text:s text:c="3"/></text:p>
      <text:p text:style-name="P4"><text:s text:c="8"/>r=*p; // <text:span text:style-name="T3">si p es un puntero, *p es el valor que esta señalando el puntero</text:span></text:p>
      <text:p text:style-name="P4"><text:s text:c="8"/>*p=*q;</text:p>
      <text:p text:style-name="P4"><text:s text:c="8"/>*q=r;</text:p>
      <text:p text:style-name="P4">}</text:p>
      <text:p text:style-name="P4"/>
      <text:p text:style-name="P4">int main(){</text:p>
      <text:p text:style-name="P4"><text:s text:c="5"/>int a=10;</text:p>
      <text:p text:style-name="P4"><text:s text:c="5"/>int b=15;</text:p>
      <text:p text:style-name="P4"/>
      <text:p text:style-name="P4"><text:s text:c="4"/>printf(“Antes del intercambio: a=%d b=%d\n”, a, b);</text:p>
      <text:p text:style-name="P4"><text:s text:c="4"/>swap(<text:span text:style-name="T1">&amp;</text:span>a, <text:span text:style-name="T1">&amp;</text:span>b);//<text:span text:style-name="T3">&amp; asi damos la direccion de memoria de cada una de estas variables</text:span></text:p>
      <text:p text:style-name="P4"><text:s text:c="4"/>printf(“Despues del intercambio: a=%d b=%d\n”, a, b);</text:p>
      <text:p text:style-name="P4"/>
      <text:p text:style-name="P4">}</text:p>
      <text:p text:style-name="P4"/>
      <text:p text:style-name="P4">------------compilamos: ---------------</text:p>
      <text:p text:style-name="P4">&gt;gcc swap.c</text:p>
      <text:p text:style-name="P4">ejecutamos </text:p>
      <text:p text:style-name="P4">&gt;./a.out</text:p>
      <text:p text:style-name="P4"><text:s text:c="5"/></text:p>
      <text:p text:style-name="P4"/>
      <text:p text:style-name="P3">Puntero: <text:s/>es una variable que su valor va a ser la posición de memoria de otra variable </text:p>
      <text:p text:style-name="P3"/>
      <text:p text:style-name="P3"/>
      <text:p text:style-name="P2">Punteros en c, parte <text:span text:style-name="T1">2</text:span>: S<text:span text:style-name="T1">tructs</text:span></text:p>
      <text:p text:style-name="P2"/>
      <text:p text:style-name="P5">#include &lt;stdio.h&gt;</text:p>
      <text:p text:style-name="P7">#include &lt;std<text:span text:style-name="T9">lib</text:span>.h&gt;</text:p>
      <text:p text:style-name="P5"/>
      <text:p text:style-name="P5">struct persona{</text:p>
      <text:p text:style-name="P5"><text:s text:c="6"/>char nombre[20];</text:p>
      <text:p text:style-name="P5"><text:s text:c="6"/>unsigned int edad;</text:p>
      <text:p text:style-name="P5"><text:s text:c="6"/>unsigned int nacimiento;</text:p>
      <text:p text:style-name="P5"><text:s/>}</text:p>
      <text:p text:style-name="P5"/>
      <text:p text:style-name="P5">//<text:span text:style-name="T6">como es aparatoso definir el puntero a estructura </text:span></text:p>
      <text:p text:style-name="P9">typedef struct persona * <text:s/>t_persona;// <text:span text:style-name="T2">esto no dice que t_persona es un alias de struct persona * (puntero a estructura persona)</text:span></text:p>
      <text:p text:style-name="P12"/>
      <text:p text:style-name="P11">void calcular_nacimiento(t_persona h){ //h contiene la direccion de memoria donde esta alocada la estructura</text:p>
      <text:p text:style-name="P11"><text:s text:c="9"/>h→nacimiento = 2020 – h→ edad;</text:p>
      <text:p text:style-name="P11"><text:s text:c="7"/></text:p>
      <text:p text:style-name="P11"><text:soft-page-break/></text:p>
      <text:p text:style-name="P11"/>
      <text:p text:style-name="P11"/>
      <text:p text:style-name="P11">}</text:p>
      <text:p text:style-name="P5"/>
      <text:p text:style-name="P5">int main(){</text:p>
      <text:p text:style-name="P5"/>
      <text:p text:style-name="P5"><text:s text:c="6"/>//<text:span text:style-name="T6">struct persona * humano;//es aparatoso definirlo asi</text:span></text:p>
      <text:p text:style-name="P5"><text:s text:c="6"/><text:span text:style-name="T6">t_persona humano= NULL; <text:s/>//apunta a la nada misma</text:span></text:p>
      <text:p text:style-name="P5"/>
      <text:p text:style-name="P10"><text:s text:c="7"/>humano= malloc(sizeof(struct persona));//asigno memoria para un tipo struct persona</text:p>
      <text:p text:style-name="P10"/>
      <text:p text:style-name="P10"><text:s text:c="6"/>if(NULL ==humano <text:s text:c="3"/>){//chequeamos que nuestros enteros no sean nulos //otra forma de escribir la condicion seria (!humano)</text:p>
      <text:p text:style-name="P10"><text:s text:c="13"/>fprintf(sderrr, “Erroro en malloc.”);</text:p>
      <text:p text:style-name="P10"><text:s text:c="13"/>return 1; </text:p>
      <text:p text:style-name="P10"/>
      <text:p text:style-name="P10"><text:s text:c="6"/>}</text:p>
      <text:p text:style-name="P5"/>
      <text:p text:style-name="P5"><text:s text:c="6"/>printf(“Ingrese nombre:”);</text:p>
      <text:p text:style-name="P5"><text:s text:c="6"/>///<text:span text:style-name="T7">scanf(“%s”, <text:s/></text:span><text:span text:style-name="T8">(*humano).nombre</text:span><text:span text:style-name="T7">)</text:span>;//<text:span text:style-name="T6">(*humano): desreferencio al puntero</text:span></text:p>
      <text:p text:style-name="P5"><text:s text:c="61"/>//.<text:span text:style-name="T6">nombre: accedo al campo nombre</text:span></text:p>
      <text:p text:style-name="P6"><text:s text:c="6"/><text:span text:style-name="T2">scanf(“%s”, <text:s/></text:span><text:span text:style-name="T4">humano→nombre); //eso nos dice: a donde señale el puntero en el campo nombre</text:span></text:p>
      <text:p text:style-name="P8"><text:span text:style-name="T4"><text:s text:c="6"/></text:span>printf(“Ingrese <text:span text:style-name="T10">edad</text:span>:”);</text:p>
      <text:p text:style-name="P8"><text:s text:c="6"/>scanf(“%<text:span text:style-name="T10">u</text:span>”, <text:s/><text:span text:style-name="T10">&amp;humano→edad);</text:span></text:p>
      <text:p text:style-name="P12"><text:s/></text:p>
      <text:p text:style-name="P12"/>
      <text:p text:style-name="P7"><text:span text:style-name="T4"><text:s text:c="6"/></text:span>printf(“<text:span text:style-name="T9">N</text:span>ombre <text:span text:style-name="T9">ingresado</text:span>: %<text:span text:style-name="T9">s\n</text:span>”, <text:span text:style-name="T9">humano→ nombre</text:span>);</text:p>
      <text:p text:style-name="P7"/>
      <text:p text:style-name="P7"><text:s text:c="6"/><text:span text:style-name="T10">calcular_nacimiento(humano);</text:span></text:p>
      <text:p text:style-name="P7"/>
      <text:p text:style-name="P8"><text:s text:c="6"/><text:span text:style-name="T10">printf(“Año de nacimiento :%u\n”, humano→nacimiento);</text:span></text:p>
      <text:p text:style-name="P8"/>
      <text:p text:style-name="P8"><text:s text:c="6"/><text:span text:style-name="T10">free(humano);//</text:span><text:span text:style-name="T5">le pasamos el puntero hacia la memoria alocada que queremos liberar </text:span></text:p>
      <text:p text:style-name="P5"/>
      <text:p text:style-name="P5"><text:s text:c="7"/>return 0;</text:p>
      <text:p text:style-name="P5">}</text:p>
      <text:p text:style-name="P5"/>
      <text:p text:style-name="P5">-----------<text:span text:style-name="T6">Notar que----------</text:span></text:p>
      <text:p text:style-name="P9">referenciar asi es verboso:</text:p>
      <text:p text:style-name="P6"><text:span text:style-name="T7">scanf(“%s”, </text:span><text:span text:style-name="T8">(*humano).nombre</text:span><text:span text:style-name="T7">)</text:span>;//<text:span text:style-name="T6">(*humano): desreferencio al puntero</text:span></text:p>
      <text:p text:style-name="P6"><text:s text:c="61"/>//.<text:span text:style-name="T6">nombre: accedo al campo nombre</text:span></text:p>
      <text:p text:style-name="P9">por ello usamos la notacion flechita:</text:p>
      <text:p text:style-name="P6"><text:span text:style-name="T7">scanf(“%s”, <text:s/></text:span><text:span text:style-name="T8">humano→nombre);</text:span></text:p>
      <text:p text:style-name="P9"/>
      <text:p text:style-name="P9">-<text:span text:style-name="T10">Lo mas importante a la hora de trabajar con memoria alocada es liberarla cada vez que alocamo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2T17:12:03.441548681</meta:creation-date>
    <dc:date>2020-09-02T19:16:00.614806956</dc:date>
    <meta:editing-duration>PT12M44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312" meta:character-count="2532" meta:non-whitespace-character-count="1928"/>
  </office:meta>
</office:document-meta>
</file>